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10.488cm"/>
    </style:style>
    <style:style style:name="co3" style:family="table-column">
      <style:table-column-properties fo:break-before="auto" style:column-width="7.2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1pt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italic" style:font-weight-asian="normal" style:font-name-complex="Times New Roman" style:font-size-complex="6.25pt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oud compu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opic</text:p>
          </table:table-cell>
          <table:table-cell office:value-type="string">
            <text:p>description</text:p>
          </table:table-cell>
          <table:table-cell office:value-type="string">
            <text:p>examples</text:p>
          </table:table-cell>
        </table:table-row>
        <table:table-row table:style-name="ro1">
          <table:table-cell office:value-type="string">
            <text:p>Service models</text:p>
          </table:table-cell>
          <table:table-cell table:number-columns-repeated="2"/>
        </table:table-row>
        <table:table-row table:style-name="ro1">
          <table:table-cell office:value-type="string">
            <text:p>IAAS </text:p>
          </table:table-cell>
          <table:table-cell office:value-type="string">
            <text:p>infrastructure as a service</text:p>
          </table:table-cell>
          <table:table-cell office:value-type="string">
            <text:p>Azure, AW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AAS</text:p>
          </table:table-cell>
          <table:table-cell office:value-type="string">
            <text:p>platform as <text:s/>a service</text:p>
          </table:table-cell>
          <table:table-cell office:value-type="string">
            <text:p>AW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AAS</text:p>
          </table:table-cell>
          <table:table-cell office:value-type="string">
            <text:p>software as a service</text:p>
          </table:table-cell>
          <table:table-cell office:value-type="string">
            <text:p>gmai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Essential characteristic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On-demand self-service.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Broad network access.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>
            <text:p>Resource pooling. </text:p>
          </table:table-cell>
          <table:table-cell table:number-columns-repeated="2"/>
        </table:table-row>
      </table:table>
      <table:table table:name="essential characterisic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deployment models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/11/2020</text:date>, <text:time>18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1M14S</meta:editing-duration>
    <meta:editing-cycles>5</meta:editing-cycles>
    <meta:generator>OpenOffice/4.1.8$Win32 OpenOffice.org_project/418m3$Build-9803</meta:generator>
    <dc:date>2020-11-26T18:21:25.96</dc:date>
    <dc:creator>Ashwin Prabhu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